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75000000AA007449BB3D0AE95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.513cm" draw:z-index="0"><draw:image xlink:href="Pictures/1000020100000775000000AA007449BB3D0AE9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8T20:57:27.611000000</meta:creation-date>
    <dc:date>2023-04-18T20:57:59.251000000</dc:date>
    <meta:editing-duration>PT3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0.4.2$Windows_X86_64 LibreOffice_project/dcf040e67528d9187c66b2379df5ea4407429775</meta:generator>
  </office:meta>
</office:document-meta>
</file>